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is-true-formula(msoxl:NOT(ISERROR(SEARCH(&quot;L&quot;,L2))))" style:apply-style-name="cf2" style:base-cell-address="Sheet1.L2"/>
      <style:map style:condition="is-true-formula(msoxl:NOT(ISERROR(SEARCH(&quot;H&quot;,L2))))" style:apply-style-name="cf1" style:base-cell-address="Sheet1.L2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style-name="ce2"/>
          <table:table-cell office:value-type="string" table:style-name="ce2">
            <text:p>h</text:p>
          </table:table-cell>
          <table:table-cell office:value-type="string" table:style-name="ce2">
            <text:p>7-bit</text:p>
          </table:table-cell>
          <table:table-cell office:value-type="string" table:style-name="ce2">
            <text:p>a6</text:p>
          </table:table-cell>
          <table:table-cell office:value-type="string" table:style-name="ce2">
            <text:p>a5</text:p>
          </table:table-cell>
          <table:table-cell office:value-type="string" table:style-name="ce2">
            <text:p>a4</text:p>
          </table:table-cell>
          <table:table-cell office:value-type="string" table:style-name="ce2">
            <text:p>a3</text:p>
          </table:table-cell>
          <table:table-cell office:value-type="string" table:style-name="ce2">
            <text:p>a2</text:p>
          </table:table-cell>
          <table:table-cell office:value-type="string" table:style-name="ce2">
            <text:p>a1</text:p>
          </table:table-cell>
          <table:table-cell office:value-type="string" table:style-name="ce2">
            <text:p>a0</text:p>
          </table:table-cell>
          <table:table-cell office:value-type="string" table:style-name="ce2">
            <text:p>R/W</text:p>
          </table:table-cell>
          <table:table-cell office:value-type="string" table:style-name="ce2">
            <text:p>ADR1</text:p>
          </table:table-cell>
          <table:table-cell office:value-type="string" table:style-name="ce2">
            <text:p>ADR0</text:p>
          </table:table-cell>
          <table:table-cell table:number-columns-repeated="1637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0</text:p>
          </table:table-cell>
          <table:table-cell office:value-type="string" office:string-value="68" table:formula="msoxl:=DEC2HEX(HEX2DEC(B2)/2)" table:style-name="ce1">
            <text:p>68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</text:p>
          </table:table-cell>
          <table:table-cell office:value-type="string" table:style-name="ce3">
            <text:p>NC</text:p>
          </table:table-cell>
          <table:table-cell office:value-type="string" table:style-name="ce3">
            <text:p>H</text:p>
          </table:table-cell>
          <table:table-cell table:number-columns-repeated="1637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D2</text:p>
          </table:table-cell>
          <table:table-cell office:value-type="string" office:string-value="69" table:formula="msoxl:=DEC2HEX(HEX2DEC(B3)/2)" table:style-name="ce1">
            <text:p>6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X</text:p>
          </table:table-cell>
          <table:table-cell office:value-type="string" table:style-name="ce3">
            <text:p>H</text:p>
          </table:table-cell>
          <table:table-cell office:value-type="string" table:style-name="ce3">
            <text:p>H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D8</text:p>
          </table:table-cell>
          <table:table-cell office:value-type="string" office:string-value="6C" table:formula="msoxl:=DEC2HEX(HEX2DEC(B4)/2)" table:style-name="ce1">
            <text:p>6C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</text:p>
          </table:table-cell>
          <table:table-cell office:value-type="string" table:style-name="ce3">
            <text:p>L</text:p>
          </table:table-cell>
          <table:table-cell office:value-type="string" table:style-name="ce3">
            <text:p>H</text:p>
          </table:table-cell>
          <table:table-cell table:number-columns-repeated="16371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2">
            <text:p>CE</text:p>
          </table:table-cell>
          <table:table-cell office:value-type="string" office:string-value="67" table:formula="msoxl:=DEC2HEX(HEX2DEC(B5)/2)" table:style-name="ce1">
            <text:p>6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X</text:p>
          </table:table-cell>
          <table:table-cell office:value-type="string" table:style-name="ce3">
            <text:p>H</text:p>
          </table:table-cell>
          <table:table-cell office:value-type="string" table:style-name="ce3">
            <text:p>L</text:p>
          </table:table-cell>
          <table:table-cell table:number-columns-repeated="1637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D6</text:p>
          </table:table-cell>
          <table:table-cell office:value-type="string" office:string-value="6B" table:formula="msoxl:=DEC2HEX(HEX2DEC(B6)/2)" table:style-name="ce1">
            <text:p>6B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X</text:p>
          </table:table-cell>
          <table:table-cell office:value-type="string" table:style-name="ce3">
            <text:p>NC</text:p>
          </table:table-cell>
          <table:table-cell office:value-type="string" table:style-name="ce3">
            <text:p>L</text:p>
          </table:table-cell>
          <table:table-cell table:number-columns-repeated="1637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DE</text:p>
          </table:table-cell>
          <table:table-cell office:value-type="string" office:string-value="6F" table:formula="msoxl:=DEC2HEX(HEX2DEC(B7)/2)" table:style-name="ce1">
            <text:p>6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X</text:p>
          </table:table-cell>
          <table:table-cell office:value-type="string" table:style-name="ce3">
            <text:p>L</text:p>
          </table:table-cell>
          <table:table-cell office:value-type="string" table:style-name="ce3">
            <text:p>L</text:p>
          </table:table-cell>
          <table:table-cell table:number-columns-repeated="1637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D4</text:p>
          </table:table-cell>
          <table:table-cell office:value-type="string" office:string-value="6A" table:formula="msoxl:=DEC2HEX(HEX2DEC(B8)/2)" table:style-name="ce1">
            <text:p>6A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</text:p>
          </table:table-cell>
          <table:table-cell office:value-type="string" table:style-name="ce3">
            <text:p>NC</text:p>
          </table:table-cell>
          <table:table-cell office:value-type="string" table:style-name="ce3">
            <text:p>NC</text:p>
          </table:table-cell>
          <table:table-cell table:number-columns-repeated="1637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DA</text:p>
          </table:table-cell>
          <table:table-cell office:value-type="string" office:string-value="6D" table:formula="msoxl:=DEC2HEX(HEX2DEC(B9)/2)" table:style-name="ce1">
            <text:p>6D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X</text:p>
          </table:table-cell>
          <table:table-cell office:value-type="string" table:style-name="ce3">
            <text:p>H</text:p>
          </table:table-cell>
          <table:table-cell office:value-type="string" table:style-name="ce3">
            <text:p>NC</text:p>
          </table:table-cell>
          <table:table-cell table:number-columns-repeated="1637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DC</text:p>
          </table:table-cell>
          <table:table-cell office:value-type="string" office:string-value="6E" table:formula="msoxl:=DEC2HEX(HEX2DEC(B10)/2)" table:style-name="ce1">
            <text:p>6E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</text:p>
          </table:table-cell>
          <table:table-cell office:value-type="string" table:style-name="ce3">
            <text:p>L</text:p>
          </table:table-cell>
          <table:table-cell office:value-type="string" table:style-name="ce3">
            <text:p>NC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ass Write</text:p>
          </table:table-cell>
          <table:table-cell office:value-type="string" table:style-name="ce2">
            <text:p>CC</text:p>
          </table:table-cell>
          <table:table-cell office:value-type="string" office:string-value="66" table:formula="msoxl:=DEC2HEX(HEX2DEC(B11)/2)" table:style-name="ce1">
            <text:p>6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6371"/>
        </table:table-row>
        <table:table-row table:number-rows-repeated="1048565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Sheet1.A3:Sheet1.M16">
          <table:sort>
            <table:sort-by table:field-number="1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F2DCDB"/>
    </style:style>
    <style:style style:name="cf2" style:family="table-cell" style:data-style-name="N0">
      <style:table-cell-properties fo:background-color="#C5D9F1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tthew Gardeski</meta:initial-creator>
    <dc:creator>Matthew Gardeski</dc:creator>
    <meta:creation-date>2014-04-29T15:09:25Z</meta:creation-date>
    <dc:date>2014-06-06T17:59:02Z</dc:date>
  </office:meta>
</office:document-meta>
</file>